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8920f" officeooo:paragraph-rsid="0018920f"/>
    </style:style>
    <style:style style:name="P2" style:family="paragraph" style:parent-style-name="Standard">
      <style:paragraph-properties fo:text-align="end" style:justify-single-word="false"/>
      <style:text-properties officeooo:rsid="0018920f" officeooo:paragraph-rsid="0018920f"/>
    </style:style>
    <style:style style:name="P3" style:family="paragraph" style:parent-style-name="Standard">
      <style:paragraph-properties fo:text-align="start" style:justify-single-word="false"/>
      <style:text-properties officeooo:rsid="0018920f" officeooo:paragraph-rsid="0018920f"/>
    </style:style>
    <style:style style:name="P4" style:family="paragraph" style:parent-style-name="Standard">
      <style:paragraph-properties fo:text-align="center" style:justify-single-word="false"/>
      <style:text-properties fo:font-size="15pt" officeooo:rsid="0018920f" officeooo:paragraph-rsid="0018920f" style:font-size-asian="15pt" style:font-size-complex="15pt"/>
    </style:style>
    <style:style style:name="P5" style:family="paragraph" style:parent-style-name="Standard">
      <style:paragraph-properties fo:text-align="center" style:justify-single-word="false"/>
      <style:text-properties fo:font-size="20pt" officeooo:rsid="0018920f" officeooo:paragraph-rsid="0018920f" style:font-size-asian="20pt" style:font-size-complex="20pt"/>
    </style:style>
    <style:style style:name="P6" style:family="paragraph" style:parent-style-name="Standard">
      <style:paragraph-properties fo:text-align="center" style:justify-single-word="false"/>
      <style:text-properties fo:font-weight="bold" officeooo:rsid="001f0405" officeooo:paragraph-rsid="001f0405" style:font-weight-asian="bold" style:font-weight-complex="bold"/>
    </style:style>
    <style:style style:name="P7" style:family="paragraph" style:parent-style-name="Standard">
      <style:paragraph-properties fo:text-align="center" style:justify-single-word="false"/>
      <style:text-properties fo:font-weight="bold" officeooo:rsid="0018920f" officeooo:paragraph-rsid="0018920f" style:font-weight-asian="bold" style:font-weight-complex="bold"/>
    </style:style>
    <style:style style:name="P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a01be" officeooo:paragraph-rsid="0018920f"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f0405" officeooo:paragraph-rsid="001f0405"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0bf19" officeooo:paragraph-rsid="0020bf19"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153d3" officeooo:paragraph-rsid="002153d3"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1f0405" officeooo:paragraph-rsid="001f0405"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2153d3" officeooo:paragraph-rsid="002153d3"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1d3cf0" style:font-weight-asian="bold" style:font-weight-complex="bold"/>
    </style:style>
    <style:style style:name="T3" style:family="text">
      <style:text-properties officeooo:rsid="001d3cf0"/>
    </style:style>
    <style:style style:name="T4" style:family="text">
      <style:text-properties officeooo:rsid="0020bf19"/>
    </style:style>
    <style:style style:name="T5" style:family="text">
      <style:text-properties fo:font-size="14pt" fo:font-weight="bold"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6-<text:span text:style-name="T3">811</text:span> <text:span text:style-name="T3">Math Fund for Robotics</text:span></text:p>
      <text:p text:style-name="P1">Fall 2014</text:p>
      <text:p text:style-name="P4">Project Proposal</text:p>
      <text:p text:style-name="P2"><text:span text:style-name="T1">Anurag Jakhotia</text:span> <text:s text:c="106"/><text:span text:style-name="T2">Ishani Chatterjee</text:span></text:p>
      <text:p text:style-name="P3">ID: ajakhoti <text:s text:c="116"/>ID:<text:span text:style-name="T3">ichatter</text:span></text:p>
      <text:p text:style-name="P3">----------------------------------------------------------------------------------------------------------------------------</text:p>
      <text:p text:style-name="P6">3D Object tracking using partial shape templates from a depth camera and trajectory generation</text:p>
      <text:p text:style-name="P7">----------------------------------------------------------------------------------------------------------------------------</text:p>
      <text:p text:style-name="P8"/>
      <text:p text:style-name="P12">Aim:</text:p>
      <text:p text:style-name="P9"><text:tab/>The aim of this project is to track 3D objects in real time using a depth based camera and generate trajectories which can be associated with the object for the purpose of story telling. The partial shape templates of the objects are obtained as point clouds from different view points using the same depth camera during off-line training. The <text:span text:style-name="T4">on-line</text:span> tracking is performed <text:span text:style-name="T4">using </text:span><text:s/>feature based and frame sequential matching.</text:p>
      <text:p text:style-name="P9"/>
      <text:p text:style-name="P10"><text:span text:style-name="T5">Why</text:span>:</text:p>
      <text:p text:style-name="P10"><text:tab/>In augmented reality interfaces, its often the case that texture and illumination of the object change sharply depending on the image overlaid by the projector on the scene. This method tracks objects, independent of the illumination hence making it a suitable candidate for deploying in augmented reality interface. Such a system will enable robust generation of trajectories for a given object. The trajectories then can be grouped together and can be learned by the system as the user narrates a story. This is all being done with a vision that upon sufficient learning, the system will be able to come up with a story, given the set of objects it sees in the scene.</text:p>
      <text:p text:style-name="P10"/>
      <text:p text:style-name="P13">Reference:</text:p>
      <text:p text:style-name="P11"/>
      <text:p text:style-name="P11">1. http://crpit.com/confpapers/CRPITV139Tsuboi.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673in" fo:margin-right="0.791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1T23:04:37.783509306</meta:creation-date>
    <dc:date>2014-10-16T14:57:59.160842596</dc:date>
    <meta:editing-duration>PT6M15S</meta:editing-duration>
    <meta:editing-cycles>6</meta:editing-cycles>
    <meta:generator>LibreOffice/4.2.6.3$Linux_X86_64 LibreOffice_project/420m0$Build-3</meta:generator>
    <meta:document-statistic meta:table-count="0" meta:image-count="0" meta:object-count="0" meta:page-count="1" meta:paragraph-count="14" meta:word-count="221" meta:character-count="1839" meta:non-whitespace-character-count="1407"/>
  </office:meta>
</office:document-meta>
</file>